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9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6.892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o 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table:formula="of:=120/[.B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table:formula="of:=0.3725" office:value-type="float" office:value="0.3725" calcext:value-type="float">
            <text:p>0,3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E</text:p>
          </table:table-cell>
          <table:table-cell office:value-type="float" office:value="1.67" calcext:value-type="float">
            <text:p>1,6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formula="of:=[.B1]*(([.B2]*[.B4]*[.B3])+([.B5]*[.B6]))*[.B7]*0.001" office:value-type="float" office:value="104.136858" calcext:value-type="float">
            <text:p>104,136858</text:p>
          </table:table-cell>
          <table:table-cell/>
          <table:table-cell office:value-type="string" calcext:value-type="string">
            <text:p>E (green Algo)</text:p>
          </table:table-cell>
          <table:table-cell office:value-type="float" office:value="104.14" calcext:value-type="float">
            <text:p>104,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formula="of:=[.B9]*[.B11]/1000" office:value-type="float" office:value="49.46500755" calcext:value-type="float">
            <text:p>49,46500755</text:p>
          </table:table-cell>
          <table:table-cell office:value-type="string" calcext:value-type="string">
            <text:p><text:s/>← notre calcul de l’emprunte carbone</text:p>
          </table:table-cell>
          <table:table-cell office:value-type="string" calcext:value-type="string">
            <text:p>C (green Algo)</text:p>
          </table:table-cell>
          <table:table-cell office:value-type="float" office:value="49.47" calcext:value-type="float">
            <text:p>49,4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s valeurs corresponden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SF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mpact</text:p>
          </table:table-cell>
          <table:table-cell table:formula="of:=[.B13]*[.B17]" office:value-type="float" office:value="544.11508305" calcext:value-type="float">
            <text:p>544,11508305</text:p>
          </table:table-cell>
          <table:table-cell office:value-type="string" calcext:value-type="string">
            <text:p><text:s/>← 11 niveaux d’énergie testé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née arbre (PSF)</text:p>
          </table:table-cell>
          <table:table-cell table:formula="of:=[.B19]/(0.92*12)" office:value-type="float" office:value="49.2857865081522" calcext:value-type="float">
            <text:p>49,2857865081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ée arbre (sans PSF)</text:p>
          </table:table-cell>
          <table:table-cell table:formula="of:=[.B13]/(0.92*12)" office:value-type="float" office:value="4.48052604619565" calcext:value-type="float">
            <text:p>4,480526046195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4:26:23.214000000</meta:creation-date>
    <dc:date>2025-12-04T15:24:17.188000000</dc:date>
    <meta:editing-duration>PT32M31S</meta:editing-duration>
    <meta:editing-cycles>4</meta:editing-cycles>
    <meta:generator>LibreOffice/24.8.7.2$Windows_X86_64 LibreOffice_project/e07d0a63a46349d29051da79b1fde8160bab2a89</meta:generator>
    <meta:document-statistic meta:table-count="1" meta:cell-count="35" meta:object-count="0"/>
  </office:meta>
</office:document-meta>
</file>